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22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Full Pa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Actions/Import Stat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Actions/Reconci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Actions/Update Lock D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Bank and Cas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Bank and Cash/Bank State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Bank and Cash/Cash Regis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Generate Ent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Journa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Journals/Journal Ent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Journals/Journal 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Journals/Spread Costs/Revenu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Manag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ccounting/Management/Analytic 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ss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ssets/Ass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Assets/Compute Ass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Account 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Account 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Account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Chart of Accou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Currenci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Accounting/Currency Rates Provi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Fiscal Posi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Journal 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Journa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Spread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Tax 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ccounting/Tax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nalytic Accounting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Analytic Accounting/Analytic Account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Analytic Accounting/Analytic Distribution Model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Analytic Accounting/Analytic Pla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ss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ssets/Asset 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Assets/Asset Profi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Ban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Banks/Add a Bank Accou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Banks/Online Bank Statement Provi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Banks/Reconciliation Mode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Contracts/Contract T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Contracts/Contract Templat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Contracts/Contract Termination Reas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Invoic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Invoicing/Incoter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Invoicing/Payment Ter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anag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anagement/Cash Rounding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Management/Invoice Reminder Resul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anagement/Payment Metho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anagement/Payment Mod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Management/Product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IS 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MIS Reporting/MIS Report Styl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MIS Reporting/MIS Report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Pay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Payments/Payment Ic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Payments/Payment Provi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Payments/Payment Toke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Payments/Payment Trans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Templates/Account Templat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Templates/Chart of Accounts Templat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Configuration/Templates/Fiscal Position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onfiguration/Templates/Tax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Banking Mand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Credit No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Customer 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Custom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Debit 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Invoi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Manually Invoice Sale 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Overdue Invoice Remin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Pay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Customers/Receip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Dashboar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Auditfile expor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Financial Asset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Financial Assets/Financial Assets repor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Manag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Management/Invoice Analysi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Management/Invoice Reminder 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Management/Product Margi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MIS Reporting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MIS Reporting/Last Reports Generat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MIS Reporting/MIS 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NL BTW Stat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OCA accounting report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OCA accounting reports/Aged Partner Balanc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OCA accounting reports/General Ledge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OCA accounting reports/Journal Ledg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OCA accounting reports/Open Item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ccounting/Reporting/OCA accounting reports/Trial Balan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Reporting/Statement 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Bil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Employee Expen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Manually Invoice Purchase 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Payment 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Pay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Receip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Refun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Supplier 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ounting/Vendors/Vend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s/Apply Scheduled Upgrad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s/Ap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s/Apps/Theme Sto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s/Update Apps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endar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endar/Configuration/Remin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Bank Accou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Bank Accounts/Bank Accou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Bank Accounts/Ban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Contact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Contact Tit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Indust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Localiz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Localization/Count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Localization/Country Grou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Localization/Fed. St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Localization/Municipal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figuration/Website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acts/Cont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Opportun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Pipeline/Lost Reas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Pipeline/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Pipeline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Recurring Pla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Resell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Resellers/Partner Activ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Resellers/Partner Leve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Sales Tea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Configuration/Teams Memb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Import &amp; Synchroniz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Lea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/Activ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/Foreca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/Lea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/Partnershi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Reporting/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/Custom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/My Activ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/My 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/My Quot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M/Sales/Tea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Configuration/Dashbo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Dashbo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Dashbo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hboards/My Dashboar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scus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ampaig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Blacklisted Email Addres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Campaign 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Campaign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Favorite Fil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Link Track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Mailing Li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Mailing Lists/Mailing List Cont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Mailing Lists/Mailing Li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Mail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il Marketing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Activity Planning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mployees/Configuration/Activity Planning/On/Offboarding Pla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Challe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Challenges/Bad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Challenges/Challe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Challenges/Goals Histor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Employe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Employee/Depart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Employee/Departure Reas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Employee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Employee/Work Lo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Recruit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Recruitment/Employment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Recruitment/Job Posi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Depart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Director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Employ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Employees/Contra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Employees/Employ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Human Resour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ee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Event 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Event Tags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Event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Lead Gene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Mail Schedul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Track Lo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Track 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Track Tag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Track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Track Visit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Configuration/Website Men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Ev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Reporting/Attend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Reporting/Revenu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s/Trac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Configuration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Configuration/Expense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Expense 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My Expen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My Expenses/My Expen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My Expenses/My 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nses/Reporting/Expenses Analys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Deliver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Delivery/Package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Barcode Nomenclatur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Product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Product Packag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Reordering Ru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Products/Units of Measu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Units of Measur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Units of Measures/UoM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Warehouse Managem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nventory/Configuration/Warehouse Management/Locatio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nventory/Configuration/Warehouse Management/Operations Typ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nventory/Configuration/Warehouse Management/Putaway Ru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Warehouse Management/Ro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Configuration/Warehouse Management/Rul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nventory/Configuration/Warehouse Management/Storage Categori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nventory/Configuration/Warehouse Management/Warehou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/Inventory Adjust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/Replenish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/Run Schedul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/Scra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perations/Transf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Overvi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Products/Lots/Serial Numb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Products/Pack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Products/Product Varia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Product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/Lo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/Moves Histor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/Sto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/Stock Mov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ntory/Reporting/Valu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/Link Track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/UT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/UTMs/Campaig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/UTMs/Mediu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 Tracker/UTMs/Sour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/Committ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/Membership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/Membership 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Configuration/Se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Memb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ber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Assign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GT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Project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Project Ro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Project 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Proj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Proj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Configuration/Task 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My Tas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Proj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Proj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Reporting/Customer Ra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ject/Reporting/Tasks Analys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Products/Product 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Products/Product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Units of Measure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urchase/Configuration/Units of Measures/Units of Measure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Configuration/Vendor Priceli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Orders/Purchase 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Orders/Requests for Quot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Orders/Vend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Products/Product Varia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Product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rchase/Reporting/Purcha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Appli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Applications/All Appli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Applications/By Job Posi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Applications/By Job Posi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ctiv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ctivities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ppli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pplications/Degr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pplications/Refuse Reas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Applications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Employe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Employees/Depart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Job Positio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cruitment/Configuration/Job Positions/Employment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Job Positions/St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UT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UTMs/Mediu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Configuration/UTMs/Sour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uitment/Reporting/Recruitment Analys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Products/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Sales 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Sales Orders/Quotation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Sales Orders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Sales Tea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Units of Measu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Configuration/Units of Measure/Units of Measur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ales/Configuration/Units of Measure/Units of Measure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Molli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Mollie/Mollie Lo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Mollie/Pay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Mollie/Subscrip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Orders/Custom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Orders/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Orders/Quot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Orders/Sales Tea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/Discount &amp; Loyal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/Gift cards &amp; eWall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/Priceli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/Product Varia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Product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To Invoi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To Invoice/Orders to Invoi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s/To Invoice/Orders to Upsel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Custom Shortcu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Bad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Challe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Goal Defini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Goa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Ran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amification Tools/Track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eneral 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General 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Configuration Wizar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Server 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User-defined Defaul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ctions/Window 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/HTTP Reque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/Log Lin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/Lo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/Ru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dit/User sess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tom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tomation/Automated 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tomation/Scheduled 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Automation/Scheduled Actions Trigg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Calenda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Calendar/Calendar Alar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Calendar/Meeting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Ass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Attachm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Decimal Accurac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Fiel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Fields Sele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Logging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ttings/Technical/Database Structure/ManyToMany Rel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Model Constrai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Mode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abase Structure/Profil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e ra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e ranges/Date Range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e ranges/Date Ra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ate ranges/Generate Date Ran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Activi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Activity 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Email Black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Follow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Gue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ICE ser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Link Preview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Message Re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Mess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Notific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Ra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RTC sess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Scheduled Mess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Subtyp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Tracking Valu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Discuss/User 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Alias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Channe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Channels/Partn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Digest Emai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Digest Ti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Email Templ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Emai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Incoming Mail Ser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Mail Gateway Allow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Email/Outgoing Mail Ser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FS Stor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FS Storage/FS Stor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Map Websi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Map Websites/Map Websi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Mass Mail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Mass Mailing/Mailing Tra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App Sto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Company Propert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Main Ap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Server Environ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System Parame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Theme Sto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Third-Party Ap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arameters/Upda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hone / S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hone / SMS/Phone Black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rivac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Privacy/Privacy Lo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porting/Paper Forma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porting/Repo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sour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source/Resource Time Of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source/Resour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Resource/Working Tim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Securi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Security/Access Righ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Security/Record Ru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Sequences &amp; Identifier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ttings/Technical/Sequences &amp; Identifiers/External Identifi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Sequences &amp; Identifiers/Sequen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Tier Valid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Tier Validations/Tier Defini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/Customized View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/Menu 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/Tou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/User-defined Fil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echnical/User Interface/View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/Application Ter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/Import / Expor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/Import / Export/Export Transl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/Import / Export/Import Transl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Translations/Langu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Users &amp; Compan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Users &amp; Companies/Compan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Users &amp; Companies/Grou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Users &amp; Companies/OAuth Provi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tings/Users &amp; Companies/Us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pread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Particip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Questions &amp; Answ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Questions &amp; Answers/Detailed Answ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Questions &amp; Answers/Ques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Questions &amp; Answers/Suggested Valu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veys/Survey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My 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/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/Timesheets/By Billing Ty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/Timesheets/By Employe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/Timesheets/By Proj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Reporting/Timesheets/By Tas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All Timesheet 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All 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My Timesheet 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My Timeshee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My Timesheets to Subm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imesheets/Timesheets to Subm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o Revi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sheets/To Review/Timesheet Sheets to Revi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Ap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Blo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Blogs/Blo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Blogs/Tag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Blogs/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Dynamic Link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eCommer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eCommerce/Payment Ic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eCommerce/Payment Provi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eCommerce/Payment Toke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eCommerce/Payment Transac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Men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Redir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Configuration/Websi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Loyal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Loyalty/Discount &amp; Loyal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Loyalty/Gift cards &amp; eWall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Orders/Abandoned Car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Orders/Custom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Orders/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Orders/Unpaid Ord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/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/eCommerce Categor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/Priceli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/Product Ta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eCommerce/Products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Repor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Reporting/Analytic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Reporting/Online Sal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Reporting/Page View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Reporting/Visit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/Blog Po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/Even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/Job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/Pag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Content/Produ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Homep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Menu Edit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/Edit Men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/HTML / CSS Edit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/Link Track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/Optimize SE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bsite/Site/This page/Properties</text:p>
          </table:table-cell>
          <table:table-cell table:number-columns-repeated="1022"/>
        </table:table-row>
        <table:table-row table:style-name="ro1" table:number-rows-repeated="104797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6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7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09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0P0"/>
    </number:number-style>
    <number:date-style style:name="N111">
      <number:day/>
      <number:text>-</number:text>
      <number:month/>
      <number:text>-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number number:decimal-places="0" loext:min-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number number:decimal-places="2" loext:min-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25P2" style:volatile="true">
      <loext:text> €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4:39:33</meta:creation-date>
    <dc:date>2024-01-26T17:10:23.467955285</dc:date>
    <meta:generator>LibreOffice/6.4.7.2$Linux_X86_64 LibreOffice_project/40$Build-2</meta:generator>
    <meta:editing-duration>PT1H1M48S</meta:editing-duration>
    <meta:editing-cycles>1</meta:editing-cycles>
    <meta:document-statistic meta:table-count="1" meta:cell-count="6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